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venir Next LT Pro" svg:font-family="'Avenir Next LT Pro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Radian" svg:font-family="Radian" style:font-pitch="variable"/>
    <style:font-face style:name="Radian Book" svg:font-family="'Radian Book'" style:font-family-generic="roman" style:font-pitch="variable"/>
    <style:font-face style:name="Radian1" svg:font-family="Radian" style:font-family-generic="roman" style:font-pitch="variable"/>
    <style:font-face style:name="Tangerine" svg:font-family="Tangerine"/>
    <style:font-face style:name="Tangerine1" svg:font-family="Tangerine" style:font-family-generic="roman" style:font-pitch="variable"/>
  </office:font-face-decls>
  <office:automatic-styles>
    <style:style style:name="P1" style:family="paragraph" style:parent-style-name="Frame_20_contents">
      <style:paragraph-properties fo:margin-top="0in" fo:margin-bottom="0in" style:contextual-spacing="false" fo:text-align="center" style:justify-single-word="false"/>
    </style:style>
    <style:style style:name="P2" style:family="paragraph" style:parent-style-name="Frame_20_contents">
      <style:paragraph-properties fo:margin-top="0in" fo:margin-bottom="0.028in" style:contextual-spacing="false" fo:text-align="center" style:justify-single-word="false"/>
    </style:style>
    <style:style style:name="P3" style:family="paragraph" style:parent-style-name="Frame_20_contents">
      <style:paragraph-properties fo:margin-top="0in" fo:margin-bottom="0.028in" style:contextual-spacing="false" fo:text-align="center" style:justify-single-word="false"/>
      <style:text-properties style:font-name="Radian" fo:font-weight="350" style:font-weight-asian="normal" style:font-weight-complex="normal"/>
    </style:style>
    <style:style style:name="P4" style:family="paragraph" style:parent-style-name="Standard">
      <style:text-properties style:font-name="Radian"/>
    </style:style>
    <style:style style:name="P5" style:family="paragraph" style:parent-style-name="Standard">
      <style:text-properties style:font-name="Radian" fo:font-size="12pt" style:font-size-asian="12pt" style:font-size-complex="12pt"/>
    </style:style>
    <style:style style:name="P6" style:family="paragraph" style:parent-style-name="Standard">
      <style:paragraph-properties fo:margin-top="0.1665in" fo:margin-bottom="0.111in" style:contextual-spacing="false"/>
      <style:text-properties style:font-name="Radian"/>
    </style:style>
    <style:style style:name="P7" style:family="paragraph" style:parent-style-name="Standard">
      <style:text-properties style:font-name="Radian" fo:font-weight="350"/>
    </style:style>
    <style:style style:name="P8" style:family="paragraph" style:parent-style-name="Standard">
      <style:paragraph-properties fo:margin-top="0.1665in" fo:margin-bottom="0.111in" style:contextual-spacing="false"/>
      <style:text-properties style:font-name="Radian" fo:font-weight="350"/>
    </style:style>
    <style:style style:name="P9" style:family="paragraph" style:parent-style-name="Standard">
      <style:text-properties style:font-name="Tangerine" fo:font-style="italic" fo:font-weight="350" officeooo:rsid="000477c3" officeooo:paragraph-rsid="000477c3" style:font-style-asian="italic" style:font-style-complex="italic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color="#000000" loext:opacity="100%" style:font-name="Radian1" fo:font-size="45pt" fo:font-weight="bold" style:font-size-asian="45pt" style:font-weight-asian="bold" style:font-size-complex="45pt" style:font-weight-complex="bold"/>
    </style:style>
    <style:style style:name="T2" style:family="text">
      <style:text-properties fo:color="#000000" loext:opacity="100%" style:font-name="Radian Book" fo:font-size="16pt" style:font-size-asian="16pt" style:font-size-complex="16pt"/>
    </style:style>
    <style:style style:name="T3" style:family="text">
      <style:text-properties fo:color="#000000" loext:opacity="100%" fo:font-size="16pt" style:font-size-asian="16pt" style:font-size-complex="16pt"/>
    </style:style>
    <style:style style:name="T4" style:family="text">
      <style:text-properties fo:color="#ffffff" loext:opacity="100%" style:font-name="Avenir Next LT Pro" fo:font-size="16pt" style:font-size-asian="16pt" style:font-size-complex="16pt"/>
    </style:style>
    <style:style style:name="T5" style:family="text">
      <style:text-properties style:font-name="Radian Book" fo:font-size="12pt" style:font-size-asian="12pt" style:font-size-complex="12pt"/>
    </style:style>
    <style:style style:name="T6" style:family="text">
      <style:text-properties style:font-name="Radian Book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Tangerine1" fo:font-size="36pt" style:font-size-asian="36pt" style:font-size-complex="36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style="normal" fo:font-weight="350" style:font-size-asian="12pt" style:font-weight-asian="bold" style:font-size-complex="12pt" style:font-weight-complex="bold"/>
    </style:style>
    <style:style style:name="T11" style:family="text">
      <style:text-properties fo:font-size="12pt" fo:font-style="normal" fo:font-weight="350" style:font-size-asian="12pt" style:font-size-complex="12pt"/>
    </style:style>
    <style:style style:name="T12" style:family="text">
      <style:text-properties fo:font-size="12pt" fo:font-style="normal" fo:font-weight="normal" style:font-size-asian="12pt" style:font-weight-asian="bold" style:font-size-complex="12pt" style:font-weight-complex="bold"/>
    </style:style>
    <style:style style:name="T13" style:family="text">
      <style:text-properties fo:font-size="12pt" fo:font-weight="350" style:font-size-asian="12pt" style:font-size-complex="12pt"/>
    </style:style>
    <style:style style:name="T14" style:family="text">
      <style:text-properties fo:font-size="36pt" style:font-size-asian="36pt" style:font-size-complex="36pt"/>
    </style:style>
    <style:style style:name="gr1" style:family="graphic" style:parent-style-name="Frame">
      <style:graphic-properties draw:stroke="none" svg:stroke-width="0.0102in" draw:stroke-linejoin="miter" draw:fill="none" loext:fill-use-slide-background="false" draw:textarea-vertical-align="top" draw:auto-grow-height="false" fo:min-height="1.1425in" fo:min-width="6.4043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2" style:family="graphic">
      <style:graphic-properties draw:stroke="solid" svg:stroke-width="0.0138in" svg:stroke-color="#000000" draw:stroke-linejoin="miter" svg:stroke-linecap="butt" draw:fill="solid" draw:fill-color="#ffffff" draw:textarea-vertical-align="top" draw:auto-grow-height="false" fo:min-height="1.8846in" fo:min-width="9.0618in" fo:padding-top="0.0492in" fo:padding-bottom="0.0492in" fo:padding-left="0.0984in" fo:padding-right="0.0984in" fo:wrap-option="wrap" fo:margin-left="0in" fo:margin-right="0.0126in" fo:margin-top="0in" fo:margin-bottom="0.0173in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>
      <text:tracked-changes text:track-changes="false">
        <text:changed-region xml:id="ct105553179957824" text:id="ct105553179957824">
          <text:insertion>
            <office:change-info>
              <dc:creator>Weston Greene</dc:creator>
              <dc:date>2021-11-18T00:5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custom-shape text:anchor-type="char" draw:z-index="1" draw:name="Text Box 2" draw:style-name="gr1" draw:text-style-name="P10" svg:width="6.6039in" svg:height="1.2421in" svg:x="0in" svg:y="-0.2071in"><text:p text:style-name="P1"><text:span text:style-name="T1">WESTON <text:s/>P. GREENE</text:span></text:p><text:p text:style-name="P3"><text:span text:style-name="T3">Software Engineer <text:s text:c="2"/>| <text:s text:c="2"/>Raleigh, NC</text:span></text:p><text:p text:style-name="P2"><text:span text:style-name="T4">jj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change-start text:change-id="ct105553179957824"/>​<draw:custom-shape text:anchor-type="char" draw:z-index="0" draw:name="Rectangle 224" draw:style-name="gr2" draw:text-style-name="P11" svg:width="9.2587in" svg:height="1.9831in" svg:x="-0.1898in" svg:y="-0.6374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​<text:change-end text:change-id="ct105553179957824"/></text:p>
      <text:p text:style-name="P4"/>
      <text:p text:style-name="P4"/>
      <text:p text:style-name="P4"/>
      <text:p text:style-name="P4"/>
      <text:p text:style-name="P5"/>
      <text:p text:style-name="P7"><text:span text:style-name="T8">Dear {{HIRING_MANAGER}},</text:span></text:p>
      <text:p text:style-name="P6"><text:span text:style-name="T13"><text:tab/>I wanted to reach out to you to further express my interest in the </text:span><text:span text:style-name="T12">{{NAME_OF_ROLE}} </text:span><text:span text:style-name="T11">position. As a recent graduate of the Computer Science program at North Carolina State University, a Software Engineer Intern for SailPoint Technologies, and as the current lead web developer for the EcoPRT autonomous vehicle lab at NC State, I believe that my technically sound and detailed set of front end skills and coding architecture expertise, along with my ability to collaborate, communicate, and implement punctually within a team, would make me an ideal candidate for this role.</text:span></text:p>
      <text:p text:style-name="P6"><text:span text:style-name="T8"><text:tab/></text:span><text:span text:style-name="T13">I possess a strong facility in an array of frontend languages, notably Vue, Node.js and Typescript, along with a robust set of backend technologies in Java, C and C++, and Python. My capacity for developing alone for either personal projects, coursework, or independent lab work would integrate seamlessly with a larger team – I can be expected to fulfill expectations concisely, accurately, and under demanding and changing time constraints without sacrificing quality or project longevity.</text:span></text:p>
      <text:p text:style-name="P8"><text:span text:style-name="T8"><text:tab/>Contributing in a team on a large project across many different microservices also improved my overall technical skillset, placing me in many different roles for various parts of the development cycle - working in the DevEx team at SailPoint required me to sometimes assume frontend responsibilities, other times required a richer set of backend skills, and a few times would require me to exercise more of my full stack expertise. Ensuring effective communication across teams and within our own team was critical, and deploying a consistent and functional product for the end user was kept as our paramount goal, in spite of a specific set of technologies necessary.</text:span></text:p>
      <text:p text:style-name="P4"><text:span text:style-name="T13"><text:tab/>My passion and dedication are the qualities I strive to bring to the position and the team. I am confident that I can work diligently with my potential co-workers and further promote the development process of </text:span><text:span text:style-name="T8">{{COMPANY_NAME}}</text:span><text:span text:style-name="T13">. Thank you for your consideration, and I look forward to hearing from you to discuss the position further.</text:span></text:p>
      <text:p text:style-name="P5"/>
      <text:p text:style-name="P7"><text:span text:style-name="T8">Sincerely,</text:span></text:p>
      <text:p text:style-name="P9"><text:span text:style-name="T14">Weston P. Greene</text:span></text:p>
      <text:p text:style-name="P7"><text:span text:style-name="T8">Weston P. Green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venir Next LT Pro" svg:font-family="'Avenir Next LT Pro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Radian" svg:font-family="Radian" style:font-pitch="variable"/>
    <style:font-face style:name="Radian Book" svg:font-family="'Radian Book'" style:font-family-generic="roman" style:font-pitch="variable"/>
    <style:font-face style:name="Radian1" svg:font-family="Radian" style:font-family-generic="roman" style:font-pitch="variable"/>
    <style:font-face style:name="Tangerine" svg:font-family="Tangerine"/>
    <style:font-face style:name="Tangerine1" svg:font-family="Tangerine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_20_Spacing" style:display-name="No Spacing" style:family="paragraph" loext:linked-style-name="No_20_Spacing_20_Char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-asian="F" style:font-family-generic-asian="system" style:font-pitch-asian="variabl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No_20_Spacing_20_Char" style:display-name="No Spacing Char" style:family="text" style:parent-style-name="Default_20_Paragraph_20_Font" loext:linked-style-name="No_20_Spacing">
      <style:text-properties style:font-name-asian="F" style:font-family-generic-asian="system" style:font-pitch-asian="variable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492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92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9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9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92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9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9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92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92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WESTON P. GREENE</dc:title>
    <meta:initial-creator>Weston Greene</meta:initial-creator>
    <meta:editing-cycles>3</meta:editing-cycles>
    <meta:print-date>2022-08-17T09:18:00</meta:print-date>
    <meta:creation-date>2022-09-07T09:38:00</meta:creation-date>
    <dc:date>2022-09-10T01:56:57.700984060</dc:date>
    <meta:editing-duration>PT5M19S</meta:editing-duration>
    <meta:generator>LibreOffice/7.4.0.3$MacOSX_AARCH64 LibreOffice_project/f85e47c08ddd19c015c0114a68350214f7066f5a</meta:generator>
    <meta:document-statistic meta:table-count="0" meta:image-count="0" meta:object-count="0" meta:page-count="1" meta:paragraph-count="12" meta:word-count="347" meta:character-count="2191" meta:non-whitespace-character-count="1843"/>
    <meta:user-defined meta:name="AppVersion">16.0000</meta:user-defined>
    <meta:template xlink:type="simple" xlink:actuate="onRequest" xlink:title="Normal" xlink:href=""/>
  </office:meta>
</office:document-meta>
</file>